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1000000416B93CADECE7F5C01.png" manifest:media-type="image/png"/>
  <manifest:file-entry manifest:full-path="Pictures/10000F16000006B8000006B829579ECAE0E5FDF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51cm"/>
      <style:paragraph-properties style:writing-mode="lr-tb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fo:color="#003b76" loext:opacity="100%" style:font-name="Trebuchet MS1" fo:font-size="110pt" fo:font-weight="normal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3b76" loext:opacity="100%" style:font-name="Trebuchet MS1" fo:font-size="110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7.1cm" svg:height="4.76cm" svg:x="4.9cm" svg:y="0.178cm">
          <draw:text-box>
            <text:p><text:span text:style-name="T1">examatic</text:span></text:p>
          </draw:text-box>
        </draw:frame>
        <draw:frame draw:style-name="gr2" draw:text-style-name="P2" draw:layer="layout" svg:width="4.081cm" svg:height="4.081cm" svg:x="0.819cm" svg:y="0.3cm">
          <draw:image xlink:href="Pictures/10000F16000006B8000006B829579ECAE0E5FDF7.svg" xlink:type="simple" xlink:show="embed" xlink:actuate="onLoad" draw:mime-type="image/svg+xml">
            <text:p/>
          </draw:image>
          <draw:image xlink:href="Pictures/1000020100000041000000416B93CADECE7F5C0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Обычный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8T02:25:48.950552758</meta:creation-date>
    <dc:date>2021-04-29T22:58:10.947507416</dc:date>
    <meta:editing-duration>PT3M23S</meta:editing-duration>
    <meta:editing-cycles>3</meta:editing-cycles>
    <meta:generator>LibreOffice/7.1.2.2$Linux_X86_64 LibreOffice_project/10$Build-2</meta:generator>
    <meta:document-statistic meta:object-count="2"/>
  </office:meta>
</office:document-meta>
</file>